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D0000020D1A83A51F0915CA84.png" manifest:media-type="image/png"/>
  <manifest:file-entry manifest:full-path="Pictures/10000000000001F70000019C418B4424ADE26446.png" manifest:media-type="image/png"/>
  <manifest:file-entry manifest:full-path="Pictures/1000000000000A8C00000384B61BC9339B82DA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111111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 fo:min-height="0.004cm" fo:min-width="0.008cm"/>
    </style:style>
    <style:style style:name="gr8" style:family="graphic" style:parent-style-name="standard">
      <style:graphic-properties draw:fill-color="#111111" draw:textarea-horizontal-align="justify" draw:textarea-vertical-align="middle" draw:auto-grow-height="false" fo:min-height="0.004cm" fo:min-width="0.008cm"/>
    </style:style>
    <style:style style:name="gr9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fill-color="#111111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ff3333" draw:fill-color="#ff3333" draw:textarea-vertical-align="middle"/>
    </style:style>
    <style:style style:name="gr12" style:family="graphic" style:parent-style-name="standard">
      <style:graphic-properties svg:stroke-color="#ffff00" draw:fill-color="#ff3333" draw:textarea-vertical-align="middle" draw:auto-grow-height="false" fo:min-height="0.95cm" fo:min-width="0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-color="#111111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427cm" svg:height="3.427cm" svg:x="2.286cm" svg:y="5.588cm">
          <draw:image xlink:href="Pictures/100000000000020D0000020D1A83A51F0915CA84.png" xlink:type="simple" xlink:show="embed" xlink:actuate="onLoad">
            <text:p/>
          </draw:image>
        </draw:frame>
        <draw:frame draw:style-name="gr1" draw:text-style-name="P1" draw:layer="layout" svg:width="17.272cm" svg:height="5.757cm" svg:x="6.858cm" svg:y="0.254cm">
          <draw:image xlink:href="Pictures/1000000000000A8C00000384B61BC9339B82DA28.png" xlink:type="simple" xlink:show="embed" xlink:actuate="onLoad">
            <text:p/>
          </draw:image>
        </draw:frame>
        <draw:frame draw:style-name="gr1" draw:text-style-name="P1" draw:layer="layout" svg:width="5.842cm" svg:height="4.785cm" svg:x="0.254cm" svg:y="0.408cm">
          <draw:image xlink:href="Pictures/10000000000001F70000019C418B4424ADE26446.png" xlink:type="simple" xlink:show="embed" xlink:actuate="onLoad">
            <text:p/>
          </draw:image>
        </draw:frame>
        <draw:connector draw:style-name="gr2" draw:text-style-name="P1" draw:layer="layout" svg:x1="7.874cm" svg:y1="5.307cm" svg:x2="6.129cm" svg:y2="7.971cm" draw:start-shape="id1" draw:start-glue-point="6" draw:end-shape="id2" draw:end-glue-point="10" svg:d="M7874 5307h-872v2664h-873" svg:viewBox="0 0 1746 2665">
          <text:p/>
        </draw:connector>
        <draw:custom-shape draw:style-name="gr3" draw:text-style-name="P2" xml:id="id1" draw:id="id1" draw:layer="layout" svg:width="0.254cm" svg:height="0.254cm" svg:x="7.874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0.254cm" svg:height="0.254cm" svg:x="5.875cm" svg:y="7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0.254cm" svg:height="0.254cm" svg:x="8.675cm" svg:y="5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0.254cm" svg:height="0.254cm" svg:x="9.475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0.254cm" svg:height="0.254cm" svg:x="10.975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layout" svg:width="0.254cm" svg:height="0.254cm" svg:x="5.459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0.254cm" svg:height="0.254cm" svg:x="5.176cm" svg:y="7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0.254cm" svg:height="0.254cm" svg:x="5.476cm" svg:y="7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102cm" svg:y1="5.435cm" svg:x2="11.103cm" svg:y2="8.382cm" draw:start-shape="id3" draw:start-glue-point="8" draw:end-shape="id4" draw:end-glue-point="4" svg:d="M11102 5435v1474h1v1473" svg:viewBox="0 0 2 2948">
          <text:p/>
        </draw:connector>
        <draw:connector draw:style-name="gr2" draw:text-style-name="P1" draw:layer="layout" svg:x1="8.675cm" svg:y1="5.508cm" svg:x2="5.73cm" svg:y2="7.172cm" draw:start-shape="id5" draw:start-glue-point="6" draw:end-shape="id6" draw:end-glue-point="10" svg:d="M8675 5508h-1472v1664h-1473" svg:viewBox="0 0 2946 1665">
          <text:p/>
        </draw:connector>
        <draw:connector draw:style-name="gr2" draw:text-style-name="P1" draw:layer="layout" svg:x1="9.729cm" svg:y1="5.308cm" svg:x2="5.393cm" svg:y2="7.562cm" draw:start-shape="id7" draw:start-glue-point="10" draw:end-shape="id8" draw:end-glue-point="9" svg:d="M9729 5308h502v2254h-4838" svg:viewBox="0 0 4839 2255">
          <text:p/>
        </draw:connector>
        <draw:custom-shape draw:style-name="gr6" draw:text-style-name="P1" draw:layer="layout" svg:width="3.048cm" svg:height="1.778cm" svg:x="13.462cm" svg:y="10.16cm">
          <text:p text:style-name="P1">- <text:s text:c="9"/>+</text:p>
          <draw:enhanced-geometry svg:viewBox="0 0 21600 21600" draw:type="rectangle" draw:enhanced-path="M 0 0 L 21600 0 21600 21600 0 21600 0 0 Z N"/>
        </draw:custom-shape>
        <draw:custom-shape draw:style-name="gr7" draw:text-style-name="P4" xml:id="id13" draw:id="id13" draw:layer="layout" svg:width="0.508cm" svg:height="0.254cm" svg:x="16.002cm" svg:y="9.9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508cm" svg:height="0.254cm" svg:x="13.4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1.013cm" svg:y1="8.599cm" svg:x2="17.78cm" svg:y2="9.906cm" draw:start-shape="id4" draw:start-glue-point="7" draw:end-shape="id9" draw:end-glue-point="0" svg:d="M11013 8599v673h6767v634" svg:viewBox="0 0 6768 1308">
          <text:p/>
        </draw:connector>
        <draw:custom-shape draw:style-name="gr4" draw:text-style-name="P1" draw:layer="layout" svg:width="0.254cm" svg:height="0.254cm" svg:x="5.277cm" svg:y="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10" draw:id="id10" draw:layer="layout" svg:width="0.254cm" svg:height="0.254cm" svg:x="5.478cm" svg:y="6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695cm" svg:y1="6.484cm" svg:x2="20.32cm" svg:y2="9.906cm" draw:start-shape="id10" draw:start-glue-point="11" draw:end-shape="id11" draw:end-glue-point="0" svg:d="M5695 6484h14625v3422" svg:viewBox="0 0 14626 3423">
          <text:p/>
        </draw:connector>
        <draw:custom-shape draw:style-name="gr10" draw:text-style-name="P3" xml:id="id4" draw:id="id4" draw:layer="layout" svg:width="0.254cm" svg:height="0.254cm" svg:x="10.976cm" svg:y="8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0.976cm" svg:y1="8.509cm" svg:x2="5.586cm" svg:y2="7.953cm" draw:start-shape="id4" draw:start-glue-point="6" draw:end-shape="id12" draw:end-glue-point="8" svg:d="M10976 8509h-5390v-556" svg:viewBox="0 0 5391 557">
          <text:p/>
        </draw:connector>
        <draw:frame draw:style-name="gr1" draw:text-style-name="P1" draw:layer="layout" svg:width="3.427cm" svg:height="3.427cm" svg:x="2.288cm" svg:y="8.89cm">
          <draw:image xlink:href="Pictures/100000000000020D0000020D1A83A51F0915CA84.png" xlink:type="simple" xlink:show="embed" xlink:actuate="onLoad">
            <text:p/>
          </draw:image>
        </draw:frame>
        <draw:custom-shape draw:style-name="gr6" draw:text-style-name="P1" draw:layer="layout" svg:width="3.048cm" svg:height="1.778cm" svg:x="17.526cm" svg:y="10.16cm">
          <text:p text:style-name="P1">- <text:s text:c="9"/>+</text:p>
          <draw:enhanced-geometry svg:viewBox="0 0 21600 21600" draw:type="rectangle" draw:enhanced-path="M 0 0 L 21600 0 21600 21600 0 21600 0 0 Z N"/>
        </draw:custom-shape>
        <draw:custom-shape draw:style-name="gr7" draw:text-style-name="P4" xml:id="id11" draw:id="id11" draw:layer="layout" svg:width="0.508cm" svg:height="0.254cm" svg:x="20.066cm" svg:y="9.90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" xml:id="id9" draw:id="id9" draw:layer="layout" svg:width="0.508cm" svg:height="0.254cm" svg:x="17.526cm" svg:y="9.90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254cm" svg:height="0.254cm" svg:x="5.479cm" svg:y="9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4cm" svg:height="0.254cm" svg:x="5.876cm" svg:y="11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17.526cm" svg:y1="10.033cm" svg:x2="16.51cm" svg:y2="10.033cm" draw:start-shape="id9" draw:start-glue-point="3" draw:end-shape="id13" draw:end-glue-point="1" svg:d="M17526 10033h-1016" svg:viewBox="0 0 1017 1">
          <text:p/>
        </draw:connector>
        <draw:custom-shape draw:style-name="gr12" draw:text-style-name="P4" draw:layer="layout" svg:width="1.433cm" svg:height="3.81cm" svg:x="10.505cm" svg:y="6.60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6.2$Windows_X86_64 LibreOffice_project/0c292870b25a325b5ed35f6b45599d2ea4458e77</meta:generator>
    <dc:date>2018-11-18T02:21:15.054000000</dc:date>
    <meta:editing-duration>PT2H5M50S</meta:editing-duration>
    <meta:editing-cycles>5</meta:editing-cycles>
    <meta:document-statistic meta:object-count="55"/>
  </office:meta>
</office:document-meta>
</file>